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sans-serif" svg:font-family="sans-serif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346e5e" officeooo:paragraph-rsid="003b209c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officeooo:rsid="001ece9a" officeooo:paragraph-rsid="0031b09d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sans-serif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widows="1" fo:text-indent="0in" style:auto-text-indent="false"/>
    </style:style>
    <style:style style:name="P5" style:family="paragraph" style:parent-style-name="Normal_20_bekezdes">
      <style:text-properties officeooo:rsid="03325d8a" officeooo:paragraph-rsid="03325d8a"/>
    </style:style>
    <style:style style:name="P6" style:family="paragraph" style:parent-style-name="Normal_20_bekezdes">
      <style:text-properties officeooo:rsid="0334f0fa"/>
    </style:style>
    <style:style style:name="P7" style:family="paragraph" style:parent-style-name="Normal_20_bekezdes">
      <style:text-properties officeooo:rsid="0334f0fa" officeooo:paragraph-rsid="0334f0fa"/>
    </style:style>
    <style:style style:name="P8" style:family="paragraph" style:parent-style-name="Normal_20_bekezdes">
      <style:text-properties officeooo:rsid="0334f0fa" officeooo:paragraph-rsid="03373718"/>
    </style:style>
    <style:style style:name="P9" style:family="paragraph" style:parent-style-name="Normal_20_bekezdes">
      <style:text-properties officeooo:rsid="0334f0fa" officeooo:paragraph-rsid="033b5e28"/>
    </style:style>
    <style:style style:name="P10" style:family="paragraph" style:parent-style-name="Normal_20_bekezdes">
      <style:text-properties officeooo:rsid="0334f0fa" officeooo:paragraph-rsid="033b0310"/>
    </style:style>
    <style:style style:name="P11" style:family="paragraph" style:parent-style-name="Normal_20_bekezdes">
      <style:text-properties officeooo:rsid="03354a7e" officeooo:paragraph-rsid="03354a7e"/>
    </style:style>
    <style:style style:name="P12" style:family="paragraph" style:parent-style-name="Normal_20_bekezdes">
      <style:text-properties officeooo:paragraph-rsid="03390584"/>
    </style:style>
    <style:style style:name="P13" style:family="paragraph" style:parent-style-name="Normal_20_bekezdes">
      <style:text-properties officeooo:rsid="033b5e28" officeooo:paragraph-rsid="033bd764"/>
    </style:style>
    <style:style style:name="P14" style:family="paragraph" style:parent-style-name="Normal_20_bekezdes">
      <style:text-properties officeooo:paragraph-rsid="033d2f71"/>
    </style:style>
    <style:style style:name="P15" style:family="paragraph" style:parent-style-name="Normal_20_bekezdes">
      <style:text-properties officeooo:rsid="033d2f71" officeooo:paragraph-rsid="033d2f71"/>
    </style:style>
    <style:style style:name="P16" style:family="paragraph" style:parent-style-name="Normal_20_bekezdes">
      <style:text-properties officeooo:rsid="0341bb0d" officeooo:paragraph-rsid="0341bb0d"/>
    </style:style>
    <style:style style:name="P17" style:family="paragraph" style:parent-style-name="MainTittle">
      <style:text-properties officeooo:rsid="03325d8a" officeooo:paragraph-rsid="03325d8a"/>
    </style:style>
    <style:style style:name="P18" style:family="paragraph" style:parent-style-name="Console-Normal">
      <style:text-properties officeooo:paragraph-rsid="0333ac90"/>
    </style:style>
    <style:style style:name="P19" style:family="paragraph" style:parent-style-name="Console-Normal">
      <style:text-properties officeooo:paragraph-rsid="0334528f"/>
    </style:style>
    <style:style style:name="P20" style:family="paragraph" style:parent-style-name="Console-Normal">
      <style:text-properties officeooo:paragraph-rsid="0334f0fa"/>
    </style:style>
    <style:style style:name="P21" style:family="paragraph" style:parent-style-name="Console-Normal">
      <style:text-properties officeooo:rsid="0334f0fa" officeooo:paragraph-rsid="03354a7e"/>
    </style:style>
    <style:style style:name="P22" style:family="paragraph" style:parent-style-name="Console-Normal">
      <style:text-properties officeooo:rsid="0334f0fa" officeooo:paragraph-rsid="0341bb0d"/>
    </style:style>
    <style:style style:name="P23" style:family="paragraph" style:parent-style-name="Console-Normal">
      <style:paragraph-properties fo:text-align="start" style:justify-single-word="false"/>
      <style:text-properties officeooo:rsid="0334f0fa" officeooo:paragraph-rsid="033d2f71"/>
    </style:style>
    <style:style style:name="P24" style:family="paragraph" style:parent-style-name="Console-Normal">
      <style:text-properties officeooo:paragraph-rsid="03373718"/>
    </style:style>
    <style:style style:name="P25" style:family="paragraph" style:parent-style-name="Console-Normal">
      <style:paragraph-properties fo:text-align="start" style:justify-single-word="false"/>
      <style:text-properties officeooo:rsid="03373718" officeooo:paragraph-rsid="03373718"/>
    </style:style>
    <style:style style:name="P26" style:family="paragraph" style:parent-style-name="Console-Normal">
      <style:text-properties officeooo:paragraph-rsid="03390584"/>
    </style:style>
    <style:style style:name="P27" style:family="paragraph" style:parent-style-name="Console-Normal">
      <style:text-properties officeooo:paragraph-rsid="033b0310"/>
    </style:style>
    <style:style style:name="P28" style:family="paragraph" style:parent-style-name="Console-Normal">
      <style:paragraph-properties fo:text-align="start" style:justify-single-word="false"/>
      <style:text-properties officeooo:paragraph-rsid="033b0310"/>
    </style:style>
    <style:style style:name="P29" style:family="paragraph" style:parent-style-name="Console-Normal">
      <style:text-properties officeooo:paragraph-rsid="033b5e28"/>
    </style:style>
    <style:style style:name="P30" style:family="paragraph" style:parent-style-name="Console-Normal">
      <style:text-properties officeooo:paragraph-rsid="033bd764"/>
    </style:style>
    <style:style style:name="P31" style:family="paragraph" style:parent-style-name="Console-Normal">
      <style:text-properties officeooo:paragraph-rsid="033d2f71"/>
    </style:style>
    <style:style style:name="P32" style:family="paragraph" style:parent-style-name="Console-Normal">
      <style:text-properties officeooo:paragraph-rsid="033f7971"/>
    </style:style>
    <style:style style:name="P33" style:family="paragraph" style:parent-style-name="NumberedTitle-1.">
      <style:text-properties officeooo:rsid="03325d8a" officeooo:paragraph-rsid="03325d8a"/>
    </style:style>
    <style:style style:name="P34" style:family="paragraph" style:parent-style-name="NumberedTitle-1." style:list-style-name="MyNumbering">
      <style:text-properties officeooo:rsid="0333ac90" officeooo:paragraph-rsid="0333ac90"/>
    </style:style>
    <style:style style:name="P35" style:family="paragraph" style:parent-style-name="NumberedTitle-1." style:list-style-name="MyNumbering">
      <style:text-properties officeooo:rsid="0334528f" officeooo:paragraph-rsid="0334528f"/>
    </style:style>
    <style:style style:name="P36" style:family="paragraph" style:parent-style-name="NumberedTitle-1.">
      <style:text-properties officeooo:rsid="03390584" officeooo:paragraph-rsid="03390584"/>
    </style:style>
    <style:style style:name="P37" style:family="paragraph" style:parent-style-name="NumberedTitle-1.">
      <style:text-properties officeooo:rsid="03390584" officeooo:paragraph-rsid="033d2f71"/>
    </style:style>
    <style:style style:name="P38" style:family="paragraph" style:parent-style-name="NumberedTitle-1.">
      <style:text-properties officeooo:rsid="033b315b" officeooo:paragraph-rsid="033b315b"/>
    </style:style>
    <style:style style:name="P39" style:family="paragraph" style:parent-style-name="NumberedTitle-1.">
      <style:text-properties officeooo:rsid="033bd764" officeooo:paragraph-rsid="033bd764"/>
    </style:style>
    <style:style style:name="P40" style:family="paragraph" style:parent-style-name="NumberedTitle-1.">
      <style:text-properties officeooo:rsid="03f781c8" officeooo:paragraph-rsid="03f781c8"/>
    </style:style>
    <style:style style:name="P41" style:family="paragraph" style:parent-style-name="Normal_20_bekezdes">
      <style:text-properties fo:font-size="11pt" style:text-underline-style="none" fo:font-weight="bold" officeooo:rsid="0320f1c4" style:font-size-asian="11pt" style:font-weight-asian="bold" style:font-size-complex="11pt" style:font-weight-complex="bold"/>
    </style:style>
    <style:style style:name="P42" style:family="paragraph" style:parent-style-name="NumberedTitle-1.1_2c_" style:list-style-name="MyNumbering">
      <style:text-properties officeooo:rsid="0333ac90" officeooo:paragraph-rsid="0333ac90"/>
    </style:style>
    <style:style style:name="P43" style:family="paragraph" style:parent-style-name="NumberedTitle-1.1_2c_" style:list-style-name="MyNumbering">
      <style:text-properties officeooo:rsid="0333ac90" officeooo:paragraph-rsid="03390584"/>
    </style:style>
    <style:style style:name="P44" style:family="paragraph" style:parent-style-name="NumberedTitle-1.1_2c_" style:list-style-name="MyNumbering">
      <style:text-properties officeooo:rsid="0333ac90" officeooo:paragraph-rsid="033d2f71"/>
    </style:style>
    <style:style style:name="P45" style:family="paragraph" style:parent-style-name="NumberedTitle-1.1_2c_" style:list-style-name="MyNumbering">
      <style:text-properties officeooo:rsid="0334f0fa" officeooo:paragraph-rsid="0334f0fa"/>
    </style:style>
    <style:style style:name="P46" style:family="paragraph" style:parent-style-name="NumberedTitle-1.1_2c_" style:list-style-name="MyNumbering">
      <style:text-properties officeooo:rsid="0334f0fa" officeooo:paragraph-rsid="03373718"/>
    </style:style>
    <style:style style:name="P47" style:family="paragraph" style:parent-style-name="NumberedTitle-1.1_2c_" style:list-style-name="MyNumbering">
      <style:text-properties officeooo:rsid="0334f0fa" officeooo:paragraph-rsid="03390584"/>
    </style:style>
    <style:style style:name="P48" style:family="paragraph" style:parent-style-name="NumberedTitle-1.1_2c_" style:list-style-name="MyNumbering">
      <style:text-properties officeooo:rsid="0334f0fa" officeooo:paragraph-rsid="033b0310"/>
    </style:style>
    <style:style style:name="P49" style:family="paragraph" style:parent-style-name="NumberedTitle-1.1_2c_" style:list-style-name="MyNumbering">
      <style:text-properties officeooo:rsid="0334f0fa" officeooo:paragraph-rsid="033d2f71"/>
    </style:style>
    <style:style style:name="P50" style:family="paragraph" style:parent-style-name="NumberedTitle-1.1_2c_" style:list-style-name="MyNumbering">
      <style:text-properties officeooo:rsid="03354a7e" officeooo:paragraph-rsid="03354a7e"/>
    </style:style>
    <style:style style:name="P51" style:family="paragraph" style:parent-style-name="NumberedTitle-1.1_2c_" style:list-style-name="MyNumbering">
      <style:text-properties officeooo:rsid="033b5e28" officeooo:paragraph-rsid="033b5e28"/>
    </style:style>
    <style:style style:name="P52" style:family="paragraph" style:parent-style-name="NumberedTitle-1.1_2c_" style:list-style-name="MyNumbering">
      <style:text-properties officeooo:rsid="033b5e28" officeooo:paragraph-rsid="033bd764"/>
    </style:style>
    <style:style style:name="P53" style:family="paragraph" style:parent-style-name="NumberedTitle-1.1_2c_" style:list-style-name="">
      <style:text-properties officeooo:rsid="033b5e28" officeooo:paragraph-rsid="033bd764"/>
    </style:style>
    <style:style style:name="P54" style:family="paragraph" style:parent-style-name="NumberedTitle-1.1_2c_" style:list-style-name="">
      <style:text-properties officeooo:rsid="033f7971" officeooo:paragraph-rsid="033f7971"/>
    </style:style>
    <style:style style:name="P55" style:family="paragraph" style:parent-style-name="NumberedTitle-1.1_2c_" style:list-style-name="">
      <style:text-properties officeooo:rsid="033f7971" officeooo:paragraph-rsid="033b5e28"/>
    </style:style>
    <style:style style:name="P56" style:family="paragraph" style:parent-style-name="NumberedTitle-1.1_2c_" style:list-style-name="MyNumbering">
      <style:text-properties officeooo:rsid="033bd764" officeooo:paragraph-rsid="033bd764"/>
    </style:style>
    <style:style style:name="P57" style:family="paragraph" style:parent-style-name="NumberedTitle-1.1_2c_" style:list-style-name="MyNumbering">
      <style:text-properties officeooo:rsid="03f781c8" officeooo:paragraph-rsid="03f961ec"/>
    </style:style>
    <style:style style:name="P58" style:family="paragraph" style:parent-style-name="NumberedTitle-1.1_2c_" style:list-style-name="MyNumbering">
      <style:text-properties officeooo:rsid="03f961ec" officeooo:paragraph-rsid="03f961ec"/>
    </style:style>
    <style:style style:name="P59" style:family="paragraph" style:parent-style-name="NumberedTitle-1.1_2c_">
      <style:text-properties officeooo:rsid="03f961ec" officeooo:paragraph-rsid="03f961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90584" style:font-weight-asian="bold" style:font-weight-complex="bold"/>
    </style:style>
    <style:style style:name="T3" style:family="text">
      <style:text-properties fo:font-weight="bold" officeooo:rsid="03f961ec" style:font-weight-asian="bold" style:font-weight-complex="bold"/>
    </style:style>
    <style:style style:name="T4" style:family="text">
      <style:text-properties fo:color="#7a0874" style:font-name="Arial2" fo:font-weight="bold" officeooo:rsid="0333ac90"/>
    </style:style>
    <style:style style:name="T5" style:family="text">
      <style:text-properties fo:color="#7a0874" style:font-name="Arial2" fo:font-weight="bold" officeooo:rsid="0334528f"/>
    </style:style>
    <style:style style:name="T6" style:family="text">
      <style:text-properties fo:color="#7a0874" style:font-name="Arial2" fo:font-weight="bold" officeooo:rsid="0334f0fa"/>
    </style:style>
    <style:style style:name="T7" style:family="text">
      <style:text-properties fo:color="#7a0874" style:font-name="Arial2" fo:font-weight="bold" officeooo:rsid="03354a7e"/>
    </style:style>
    <style:style style:name="T8" style:family="text">
      <style:text-properties fo:color="#7a0874" style:font-name="Arial2" fo:font-weight="bold" officeooo:rsid="03356036"/>
    </style:style>
    <style:style style:name="T9" style:family="text">
      <style:text-properties fo:color="#7a0874" style:font-name="Arial2" fo:font-weight="bold" officeooo:rsid="03373718"/>
    </style:style>
    <style:style style:name="T10" style:family="text">
      <style:text-properties fo:color="#7a0874" style:font-name="Arial2" fo:font-weight="bold" officeooo:rsid="03390584"/>
    </style:style>
    <style:style style:name="T11" style:family="text">
      <style:text-properties fo:color="#7a0874" style:font-name="Arial2" fo:font-weight="bold" officeooo:rsid="033b0310"/>
    </style:style>
    <style:style style:name="T12" style:family="text">
      <style:text-properties fo:color="#7a0874" style:font-name="Arial2" fo:font-weight="bold" officeooo:rsid="033b5e28"/>
    </style:style>
    <style:style style:name="T13" style:family="text">
      <style:text-properties fo:color="#7a0874" style:font-name="Arial2" fo:font-weight="bold" officeooo:rsid="033bd764"/>
    </style:style>
    <style:style style:name="T14" style:family="text">
      <style:text-properties fo:color="#7a0874" style:font-name="Arial2" fo:font-weight="bold" officeooo:rsid="033d2f71"/>
    </style:style>
    <style:style style:name="T15" style:family="text">
      <style:text-properties fo:color="#7a0874" style:font-name="Arial2" fo:font-weight="bold" officeooo:rsid="033e93e0"/>
    </style:style>
    <style:style style:name="T16" style:family="text">
      <style:text-properties fo:color="#7a0874" style:font-name="Arial2" fo:font-weight="bold" officeooo:rsid="033f7971"/>
    </style:style>
    <style:style style:name="T17" style:family="text">
      <style:text-properties fo:color="#7a0874" style:font-name="Arial2" fo:font-size="11pt" fo:font-style="normal" style:text-underline-style="none" fo:font-weight="bold" officeooo:rsid="0341bb0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color="#7a0874" fo:font-size="11pt" style:text-underline-style="none" fo:font-weight="bold" officeooo:rsid="0029ef83" style:font-size-asian="11pt" style:font-weight-asian="normal" style:font-size-complex="11pt" style:font-weight-complex="normal"/>
    </style:style>
    <style:style style:name="T19" style:family="text">
      <style:text-properties fo:color="#7a0874" fo:font-size="11pt" style:text-underline-style="none" fo:font-weight="bold" officeooo:rsid="03325d8a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7a0874" style:font-name="Consolas" fo:font-size="11pt" fo:letter-spacing="normal" fo:font-style="normal" style:text-underline-style="none" fo:font-weight="bold" officeooo:rsid="03325d8a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7a0874" style:font-name="Consolas" fo:font-size="11pt" fo:letter-spacing="normal" fo:font-style="normal" style:text-underline-style="none" fo:font-weight="bold" officeooo:rsid="0334528f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fo:letter-spacing="normal" fo:font-style="normal"/>
    </style:style>
    <style:style style:name="T23" style:family="text">
      <style:text-properties fo:font-variant="normal" fo:text-transform="none" fo:color="#000000" fo:letter-spacing="normal" fo:font-style="normal" fo:font-weight="normal"/>
    </style:style>
    <style:style style:name="T24" style:family="text">
      <style:text-properties style:use-window-font-color="true" style:font-name="DejaVu Sans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use-window-font-color="true" style:font-name="DejaVu Sans1" fo:font-size="11pt" fo:font-style="normal" style:text-underline-style="none" fo:font-weight="bold" officeooo:rsid="03354a7e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use-window-font-color="true" style:font-name="DejaVu Sans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use-window-font-color="true" style:font-name="DejaVu Sans1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style:use-window-font-color="true" style:font-name="Arial2" fo:font-weight="bold" officeooo:rsid="033f7971"/>
    </style:style>
    <style:style style:name="T29" style:family="text">
      <style:text-properties style:use-window-font-color="true" style:font-name="Arial2" fo:font-weight="bold" officeooo:rsid="033b5e28"/>
    </style:style>
    <style:style style:name="T30" style:family="text">
      <style:text-properties style:use-window-font-color="true" style:font-name="Arial2" fo:font-size="11pt" fo:font-style="normal" style:text-underline-style="none" fo:font-weight="bold" officeooo:rsid="0341bb0d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="DejaVu Sans1" fo:font-style="normal" fo:font-weight="bold" officeooo:rsid="0334f0fa" style:font-style-asian="normal" style:font-weight-asian="bold" style:font-style-complex="normal" style:font-weight-complex="bold"/>
    </style:style>
    <style:style style:name="T33" style:family="text">
      <style:text-properties style:font-name="DejaVu Sans1" fo:font-style="normal" fo:font-weight="bold" officeooo:rsid="033b0310" style:font-style-asian="normal" style:font-weight-asian="bold" style:font-style-complex="normal" style:font-weight-complex="bold"/>
    </style:style>
    <style:style style:name="T34" style:family="text">
      <style:text-properties officeooo:rsid="03356036"/>
    </style:style>
    <style:style style:name="T35" style:family="text">
      <style:text-properties officeooo:rsid="03373718"/>
    </style:style>
    <style:style style:name="T36" style:family="text">
      <style:text-properties officeooo:rsid="033bd764"/>
    </style:style>
    <style:style style:name="T37" style:family="text">
      <style:text-properties officeooo:rsid="033d2f71"/>
    </style:style>
    <style:style style:name="T38" style:family="text">
      <style:text-properties officeooo:rsid="03f961ec"/>
    </style:style>
    <style:style style:name="T39" style:family="text">
      <style:text-properties fo:color="#6666ff" style:text-underline-style="solid" style:text-underline-width="auto" style:text-underline-color="font-color"/>
    </style:style>
    <style:style style:name="T40" style:family="text">
      <style:text-properties fo:color="#6666ff" style:text-underline-style="solid" style:text-underline-width="auto" style:text-underline-color="font-color" officeooo:rsid="03f961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lather</text:p>
      <text:p text:style-name="P5">Blather is a speech recognizer that will run commands when a user speaks present sentences.</text:p>
      <text:p text:style-name="P16">https://gitlab.com/jezra/blather/tree/master</text:p>
      <text:list xml:id="list7285160707338017535" text:style-name="MyNumbering">
        <text:list-item>
          <text:p text:style-name="P33">bison</text:p>
        </text:list-item>
      </text:list>
      <text:p text:style-name="Console-Normal">$ <text:span text:style-name="T18">sudo apt-get install </text:span><text:span text:style-name="T19">bison</text:span></text:p>
      <text:list xml:id="list110111935059011" text:continue-numbering="true" text:style-name="MyNumbering">
        <text:list-item>
          <text:p text:style-name="P34">python-dev</text:p>
        </text:list-item>
      </text:list>
      <text:p text:style-name="P18">$ <text:span text:style-name="T20">apt-get install python-dev</text:span></text:p>
      <text:list xml:id="list110112746411764" text:continue-numbering="true" text:style-name="MyNumbering">
        <text:list-item>
          <text:p text:style-name="P35">swig</text:p>
        </text:list-item>
      </text:list>
      <text:p text:style-name="P19">$ <text:span text:style-name="T20">apt-get install </text:span><text:span text:style-name="T21">swig</text:span></text:p>
      <text:list xml:id="list110112743244314" text:continue-numbering="true" text:style-name="MyNumbering">
        <text:list-item>
          <text:p text:style-name="P33">sphinxbase</text:p>
          <text:list>
            <text:list-item>
              <text:h text:style-name="P42" text:outline-level="2">Clone sphinxbase GitHub repository into local</text:h>
            </text:list-item>
          </text:list>
        </text:list-item>
      </text:list>
      <text:p text:style-name="P18">$ <text:span text:style-name="Source_20_Text"><text:span text:style-name="T4">git clone https://github.com/cmusphinx/sphinxbase.git</text:span></text:span></text:p>
      <text:list xml:id="list110112997801147" text:continue-numbering="true" text:style-name="MyNumbering">
        <text:list-item>
          <text:list>
            <text:list-item>
              <text:h text:style-name="P42" text:outline-level="2">Run autogen.sh to generate Makefiles</text:h>
            </text:list-item>
          </text:list>
        </text:list-item>
      </text:list>
      <text:p text:style-name="P18">$ <text:span text:style-name="Source_20_Text"><text:span text:style-name="T4">./</text:span></text:span><text:span text:style-name="Source_20_Text"><text:span text:style-name="T5">a</text:span></text:span><text:span text:style-name="Source_20_Text"><text:span text:style-name="T4">utogen.sh</text:span></text:span></text:p>
      <text:p text:style-name="Normal_20_bekezdes"><text:s/>At the end of the console response you should see this message: </text:p>
      <text:p text:style-name="P20">$ <text:span text:style-name="T32">Now type `make' to compile the package.</text:span></text:p>
      <text:list xml:id="list110112054728266" text:continue-numbering="true" text:style-name="MyNumbering">
        <text:list-item>
          <text:list>
            <text:list-item>
              <text:h text:style-name="P45" text:outline-level="2">make</text:h>
            </text:list-item>
          </text:list>
        </text:list-item>
      </text:list>
      <text:p text:style-name="P20">$ <text:span text:style-name="Source_20_Text"><text:span text:style-name="T6">make</text:span></text:span></text:p>
      <text:list xml:id="list110112860035080" text:continue-numbering="true" text:style-name="MyNumbering">
        <text:list-item>
          <text:list>
            <text:list-item>
              <text:h text:style-name="P45" text:outline-level="2">install</text:h>
            </text:list-item>
          </text:list>
        </text:list-item>
      </text:list>
      <text:p text:style-name="P20">$ <text:span text:style-name="Source_20_Text"><text:span text:style-name="T6">sudo make install</text:span></text:span></text:p>
      <text:list xml:id="list110112250639264" text:continue-numbering="true" text:style-name="MyNumbering">
        <text:list-item>
          <text:list>
            <text:list-item>
              <text:h text:style-name="P45" text:outline-level="2">Check if the install was successful</text:h>
            </text:list-item>
          </text:list>
        </text:list-item>
      </text:list>
      <text:p text:style-name="P20">$ <text:span text:style-name="Source_20_Text"><text:span text:style-name="T6">sphinx_</text:span></text:span></text:p>
      <text:p text:style-name="P7">Click on the TAB button. You get a list of possible commands.</text:p>
      <text:p text:style-name="P20">$ <text:span text:style-name="T32">sphinx_cepview <text:s text:c="4"/>sphinx_cont_seg <text:s text:c="3"/>sphinx_fe <text:s text:c="9"/>sphinx_jsgf2fsg <text:s text:c="3"/>sphinx_lm_convert <text:s/>sphinx_lm_eval <text:s text:c="4"/>sphinx_pitch</text:span></text:p>
      <text:list xml:id="list110113261328621" text:continue-numbering="true" text:style-name="MyNumbering">
        <text:list-item>
          <text:list>
            <text:list-item>
              <text:h text:style-name="P50" text:outline-level="2">Fix the lib</text:h>
            </text:list-item>
          </text:list>
        </text:list-item>
      </text:list>
      <text:p text:style-name="P11">The problem is that if you run any of them you get an error message because it does not find the libraries. The following solution is only a temporary:</text:p>
      <text:p text:style-name="P21">$ <text:span text:style-name="Source_20_Text"><text:span text:style-name="T7">export LD_LIBRARY_PATH=/usr/local/lib</text:span></text:span></text:p>
      <text:p text:style-name="P11">For a long term solution you have to put this path into the <text:span text:style-name="T1">/etc/ld.so.conf</text:span> file.The file should look like this:</text:p>
      <text:p text:style-name="P21"><text:span text:style-name="Source_20_Text"><text:span text:style-name="T24">include /etc/ld.so.conf.d/*.conf</text:span></text:span></text:p>
      <text:p text:style-name="P21"><text:span text:style-name="Source_20_Text"><text:span text:style-name="T24">/</text:span></text:span><text:span text:style-name="Source_20_Text"><text:span text:style-name="T25">usr/local/lib</text:span></text:span></text:p>
      <text:p text:style-name="P11">And then <text:span text:style-name="T34">reconfigure:</text:span></text:p>
      <text:p text:style-name="P21">$ <text:span text:style-name="Source_20_Text"><text:span text:style-name="T8">sudo ldconfig</text:span></text:span></text:p>
      <text:list xml:id="list110113533474182" text:continue-numbering="true" text:style-name="MyNumbering">
        <text:list-item>
          <text:list>
            <text:list-item>
              <text:h text:style-name="P46" text:outline-level="2">Check if <text:span text:style-name="T35">you can find the shared libraries</text:span></text:h>
            </text:list-item>
          </text:list>
        </text:list-item>
      </text:list>
      <text:p text:style-name="P24">$ <text:span text:style-name="Source_20_Text"><text:span text:style-name="T9">ldconfig -p | grep local</text:span></text:span></text:p>
      <text:p text:style-name="P25"><text:s text:c="4"/>libsphinxbase.so.3 (libc6,x86-64) =&gt; /usr/local/lib/libsphinxbase.so.3<text:line-break/><text:soft-page-break/> <text:s text:c="3"/>libsphinxbase.so (libc6,x86-64) =&gt; /usr/local/lib/libsphinxbase.so</text:p>
      <text:p text:style-name="P8"><text:span text:style-name="Source_20_Text"><text:span text:style-name="T25"/></text:span></text:p>
      <text:list xml:id="list110113031968813" text:continue-numbering="true" text:style-name="MyNumbering">
        <text:list-item>
          <text:p text:style-name="P36">pocketsphinx</text:p>
          <text:list>
            <text:list-item>
              <text:h text:style-name="P43" text:outline-level="2">Clone <text:span text:style-name="T2">pocketsphinx</text:span> GitHub repository into local</text:h>
            </text:list-item>
          </text:list>
        </text:list-item>
      </text:list>
      <text:p text:style-name="P26">$ <text:span text:style-name="Source_20_Text"><text:span text:style-name="T10">git clone https://github.com/cmusphinx/pocketsphinx.git</text:span></text:span></text:p>
      <text:list xml:id="list110112207947920" text:continue-numbering="true" text:style-name="MyNumbering">
        <text:list-item>
          <text:list>
            <text:list-item>
              <text:h text:style-name="P43" text:outline-level="2">Run autogen.sh to generate Makefiles</text:h>
            </text:list-item>
          </text:list>
        </text:list-item>
      </text:list>
      <text:p text:style-name="P26">$ <text:span text:style-name="Source_20_Text"><text:span text:style-name="T4">./</text:span></text:span><text:span text:style-name="Source_20_Text"><text:span text:style-name="T5">a</text:span></text:span><text:span text:style-name="Source_20_Text"><text:span text:style-name="T4">utogen.sh</text:span></text:span></text:p>
      <text:p text:style-name="P12"><text:s/>At the end of the console response you should see this message: </text:p>
      <text:p text:style-name="P26">$ <text:span text:style-name="T32">Now type `make' to compile the package.</text:span></text:p>
      <text:list xml:id="list110112478614355" text:continue-numbering="true" text:style-name="MyNumbering">
        <text:list-item>
          <text:list>
            <text:list-item>
              <text:h text:style-name="P47" text:outline-level="2">make</text:h>
            </text:list-item>
          </text:list>
        </text:list-item>
      </text:list>
      <text:p text:style-name="P26">$ <text:span text:style-name="Source_20_Text"><text:span text:style-name="T6">make</text:span></text:span></text:p>
      <text:list xml:id="list110113404036492" text:continue-numbering="true" text:style-name="MyNumbering">
        <text:list-item>
          <text:list>
            <text:list-item>
              <text:h text:style-name="P47" text:outline-level="2">install</text:h>
            </text:list-item>
          </text:list>
        </text:list-item>
      </text:list>
      <text:p text:style-name="P26">$ <text:span text:style-name="Source_20_Text"><text:span text:style-name="T6">sudo make install</text:span></text:span></text:p>
      <text:list xml:id="list110113470233694" text:continue-numbering="true" text:style-name="MyNumbering">
        <text:list-item>
          <text:list>
            <text:list-item>
              <text:h text:style-name="P48" text:outline-level="2">Check if the install was successful</text:h>
            </text:list-item>
          </text:list>
        </text:list-item>
      </text:list>
      <text:p text:style-name="P27">$ <text:span text:style-name="Source_20_Text"><text:span text:style-name="T11">pockets</text:span></text:span><text:span text:style-name="Source_20_Text"><text:span text:style-name="T6">phinx_</text:span></text:span></text:p>
      <text:p text:style-name="P10">Click on the TAB button. You get a list of possible commands.</text:p>
      <text:p text:style-name="P28">$ <text:span text:style-name="T33">pocketsphinx_batch <text:s text:c="8"/>pocketsphinx_continuous <text:s text:c="3"/>pocketsphinx_mdef_convert </text:span></text:p>
      <text:p text:style-name="P6"><text:span text:style-name="Source_20_Text"><text:span text:style-name="T25"/></text:span></text:p>
      <text:list xml:id="list110113111856392" text:continue-numbering="true" text:style-name="MyNumbering">
        <text:list-item>
          <text:p text:style-name="P37">sphinx<text:span text:style-name="T37">train</text:span></text:p>
          <text:list>
            <text:list-item>
              <text:h text:style-name="P44" text:outline-level="2">Clone <text:span text:style-name="T2">pocketsphinx</text:span> GitHub repository into local</text:h>
            </text:list-item>
          </text:list>
        </text:list-item>
      </text:list>
      <text:p text:style-name="P31">$ <text:span text:style-name="Source_20_Text"><text:span text:style-name="T15">git clone h</text:span></text:span><text:span text:style-name="Source_20_Text"><text:span text:style-name="T14">ttps://github.com/cmusphinx/sphinxtrain.git</text:span></text:span></text:p>
      <text:list xml:id="list110111897949596" text:continue-numbering="true" text:style-name="MyNumbering">
        <text:list-item>
          <text:list>
            <text:list-item>
              <text:h text:style-name="P44" text:outline-level="2">Run autogen.sh to generate Makefiles</text:h>
            </text:list-item>
          </text:list>
        </text:list-item>
      </text:list>
      <text:p text:style-name="P31">$ <text:span text:style-name="Source_20_Text"><text:span text:style-name="T4">./</text:span></text:span><text:span text:style-name="Source_20_Text"><text:span text:style-name="T5">a</text:span></text:span><text:span text:style-name="Source_20_Text"><text:span text:style-name="T4">utogen.sh</text:span></text:span></text:p>
      <text:p text:style-name="P14"><text:s/>At the end of the console response you should see this message: </text:p>
      <text:p text:style-name="P31">$ <text:span text:style-name="T32">Now type `make' to compile the package.</text:span></text:p>
      <text:list xml:id="list110112181066857" text:continue-numbering="true" text:style-name="MyNumbering">
        <text:list-item>
          <text:list>
            <text:list-item>
              <text:h text:style-name="P49" text:outline-level="2">make</text:h>
            </text:list-item>
          </text:list>
        </text:list-item>
      </text:list>
      <text:p text:style-name="P31">$ <text:span text:style-name="Source_20_Text"><text:span text:style-name="T6">make</text:span></text:span></text:p>
      <text:list xml:id="list110113650656577" text:continue-numbering="true" text:style-name="MyNumbering">
        <text:list-item>
          <text:list>
            <text:list-item>
              <text:h text:style-name="P49" text:outline-level="2">install</text:h>
            </text:list-item>
          </text:list>
        </text:list-item>
      </text:list>
      <text:p text:style-name="P31">$ <text:span text:style-name="Source_20_Text"><text:span text:style-name="T6">sudo make install</text:span></text:span></text:p>
      <text:list xml:id="list110113500039115" text:continue-numbering="true" text:style-name="MyNumbering">
        <text:list-item>
          <text:list>
            <text:list-item>
              <text:h text:style-name="P49" text:outline-level="2">Check if the install was successful</text:h>
            </text:list-item>
          </text:list>
        </text:list-item>
      </text:list>
      <text:p text:style-name="P31">$ <text:span text:style-name="Source_20_Text"><text:span text:style-name="T14">shinxtrain</text:span></text:span></text:p>
      <text:p text:style-name="P15">You get a sensible output.</text:p>
      <text:p text:style-name="P23"><text:span text:style-name="Source_20_Text"><text:span text:style-name="T25"/></text:span></text:p>
      <text:list xml:id="list110112745964225" text:continue-numbering="true" text:style-name="MyNumbering">
        <text:list-item>
          <text:p text:style-name="P38">gstreamer</text:p>
          <text:list>
            <text:list-item>
              <text:h text:style-name="P51" text:outline-level="2">Do some magic</text:h>
            </text:list-item>
          </text:list>
        </text:list-item>
      </text:list>
      <text:p text:style-name="P29">$ <text:span text:style-name="Source_20_Text"><text:span text:style-name="T12">sudo apt-get install ubuntu-restricted-extras</text:span></text:span></text:p>
      <text:list xml:id="list110112253288113" text:continue-numbering="true" text:style-name="MyNumbering">
        <text:list-item>
          <text:list>
            <text:list-item>
              <text:h text:style-name="P51" text:outline-level="2">Install gstreamer</text:h>
            </text:list-item>
          </text:list>
        </text:list-item>
      </text:list>
      <text:p text:style-name="P29"><text:soft-page-break/>$ <text:span text:style-name="Source_20_Text"><text:span text:style-name="T12">sudo apt-get install gstreamer1.0</text:span></text:span></text:p>
      <text:p text:style-name="P29"><text:span text:style-name="Source_20_Text"><text:span text:style-name="T12"/></text:span></text:p>
      <text:p text:style-name="P32"><text:span text:style-name="Source_20_Text"><text:span text:style-name="T29">$ </text:span></text:span><text:span text:style-name="Source_20_Text"><text:span text:style-name="T12">sudo apt-get install gstreamer1.0-</text:span></text:span><text:span text:style-name="Source_20_Text"><text:span text:style-name="T16">plugins-good</text:span></text:span></text:p>
      <text:p text:style-name="P32"><text:span text:style-name="Source_20_Text"><text:span text:style-name="T28">$ </text:span></text:span><text:span text:style-name="Source_20_Text"><text:span text:style-name="T12">sudo apt-get install gstreamer1.0-</text:span></text:span><text:span text:style-name="Source_20_Text"><text:span text:style-name="T16">plugins-ugly</text:span></text:span></text:p>
      <text:p text:style-name="P32"><text:span text:style-name="Source_20_Text"><text:span text:style-name="T28">$ </text:span></text:span><text:span text:style-name="Source_20_Text"><text:span text:style-name="T12">sudo apt-get install </text:span></text:span><text:span text:style-name="Source_20_Text"><text:span text:style-name="T16">python-gts0.10</text:span></text:span></text:p>
      <text:p text:style-name="P32"><text:span text:style-name="Source_20_Text"><text:span text:style-name="T16"/></text:span></text:p>
      <text:p text:style-name="P9"><text:span text:style-name="Source_20_Text"><text:span text:style-name="T25"/></text:span></text:p>
      <text:h text:style-name="P54" text:outline-level="2"><text:span text:style-name="Source_20_Text"><text:span text:style-name="T26">This was run instead of the previous 3 commands: </text:span></text:span><text:span text:style-name="Source_20_Text"><text:span text:style-name="T27">sudo apt-get install python-gst0.10 gstreamer0.10-plugins-good gstreamer0.10-plugins-ugly</text:span></text:span></text:h>
      <text:p text:style-name="P9"><text:span text:style-name="Source_20_Text"><text:span text:style-name="T25"/></text:span></text:p>
      <text:p text:style-name="P22"><text:span text:style-name="Source_20_Text"><text:span text:style-name="T30">$ </text:span></text:span><text:span text:style-name="Source_20_Text"><text:span text:style-name="T17">sudo apt-get install gstreamer0.10-pocketsphinx</text:span></text:span></text:p>
      <text:p text:style-name="P9"/>
      <text:list xml:id="list110111824265455" text:continue-numbering="true" text:style-name="MyNumbering">
        <text:list-item>
          <text:p text:style-name="P39">python-gtk<text:tab/></text:p>
        </text:list-item>
      </text:list>
      <text:p text:style-name="P30">$ <text:span text:style-name="Source_20_Text"><text:span text:style-name="T12">sudo apt-get install </text:span></text:span><text:span text:style-name="Source_20_Text"><text:span text:style-name="T13">python-gtk2</text:span></text:span></text:p>
      <text:h text:style-name="P53" text:outline-level="2"/>
      <text:list xml:id="list110113307842617" text:continue-numbering="true" text:style-name="MyNumbering">
        <text:list-item>
          <text:p text:style-name="P39">pyyaml</text:p>
          <text:list>
            <text:list-item>
              <text:h text:style-name="P56" text:outline-level="2">Install pyp</text:h>
            </text:list-item>
          </text:list>
        </text:list-item>
      </text:list>
      <text:p text:style-name="P30">$ <text:span text:style-name="Source_20_Text"><text:span text:style-name="T12">sudo apt-get install </text:span></text:span><text:span text:style-name="Source_20_Text"><text:span text:style-name="T13">pyp</text:span></text:span></text:p>
      <text:list xml:id="list110113183453179" text:continue-numbering="true" text:style-name="MyNumbering">
        <text:list-item>
          <text:list>
            <text:list-item>
              <text:h text:style-name="P52" text:outline-level="2">Install <text:span text:style-name="T36">pyyaml</text:span></text:h>
            </text:list-item>
          </text:list>
        </text:list-item>
      </text:list>
      <text:p text:style-name="P30">$ <text:span text:style-name="Source_20_Text"><text:span text:style-name="T13">p</text:span></text:span><text:span text:style-name="Source_20_Text"><text:span text:style-name="T16">i</text:span></text:span><text:span text:style-name="Source_20_Text"><text:span text:style-name="T13">p install pyyaml</text:span></text:span></text:p>
      <text:p text:style-name="P13"/>
      <text:list xml:id="list110111752692661" text:continue-numbering="true" text:style-name="MyNumbering">
        <text:list-item>
          <text:p text:style-name="P40"><text:s/>Blather</text:p>
          <text:list>
            <text:list-item>
              <text:h text:style-name="P57" text:outline-level="2"><text:span text:style-name="T38">Download the</text:span> <text:span text:style-name="T1">Blather</text:span> <text:span text:style-name="T38">from</text:span> <text:span text:style-name="T40">https://github.com/ajbogh/blather</text:span> <text:span text:style-name="T38">page for example into the</text:span><text:span text:style-name="T3"> /usr/local/programs/blather </text:span><text:span text:style-name="T38">directory</text:span></text:h>
            </text:list-item>
            <text:list-item>
              <text:h text:style-name="P58" text:outline-level="2">Create a set of <text:span text:style-name="T31">voice command:command</text:span> key value pairs in the <text:span text:style-name="T1">~/.config/blather/commands.conf</text:span> file</text:h>
            </text:list-item>
            <text:list-item>
              <text:h text:style-name="P58" text:outline-level="2">Rut the <text:span text:style-name="T1">Blather.by</text:span> file which will generate the <text:span text:style-name="T1">~/.config/blather/sentences.corpus</text:span> file.</text:h>
            </text:list-item>
            <text:list-item>
              <text:h text:style-name="P58" text:outline-level="2">Quit Blather</text:h>
            </text:list-item>
            <text:list-item>
              <text:h text:style-name="P58" text:outline-level="2">Upload the ~/.config/blather/sentences.corpus to the <text:span text:style-name="T39">http://www.speech.cs.cmu.edu/tools/lmtool-new.html</text:span> page</text:h>
            </text:list-item>
            <text:list-item>
              <text:h text:style-name="P58" text:outline-level="2">Download the generated dic and lm files packed in tgz</text:h>
            </text:list-item>
            <text:list-item>
              <text:h text:style-name="P58" text:outline-level="2">Unpack the <text:span text:style-name="T1">xxx.dic </text:span>file into the <text:span text:style-name="T1">~./config/blather/language</text:span> directory and rename it to <text:span text:style-name="T1">dic</text:span></text:h>
            </text:list-item>
            <text:list-item>
              <text:h text:style-name="P58" text:outline-level="2">Unpack the <text:span text:style-name="T1">xxx.lm</text:span> file into the <text:span text:style-name="T1">~./config/blather/language</text:span> directory and rename it to <text:span text:style-name="T1">lm</text:span></text:h>
            </text:list-item>
            <text:list-item>
              <text:h text:style-name="P58" text:outline-level="2">Run the <text:span text:style-name="T1">Blather.py -i g -c</text:span></text:h>
            </text:list-item>
          </text:list>
          <text:h text:style-name="P59" text:outline-level="2"/>
        </text:list-item>
      </text:list>
      <text:h text:style-name="P55" text:outline-level="2"/>
      <text:p text:style-name="P41"/>
      <text:p text:style-name="P1"><text:soft-page-break/></text:p>
      <text:p text:style-name="P2"/>
      <text:p text:style-name="P2"><text:span text:style-name="Source_20_Text"><text:span text:style-name="T22">sudo add-apt-repository ppa:dhuggins/cmusphinx</text:span></text:span></text:p>
      <text:p text:style-name="P3">Enter password and press Enter twice.</text:p>
      <text:p text:style-name="P3">Get updates and install dependencies.</text:p>
      <text:p text:style-name="P4"><text:span text:style-name="Source_20_Text"><text:span text:style-name="T23">sudo apt-get update<text:line-break/><text:line-break/>sudo apt-get python-xlib python-simplejson python-gtk2 python-gst0.1 \<text:line-break/>gstreamer0.10-pocketsphinx sphinx-common python-sphinxbase \<text:line-break/>python-pocketsphinx sphinxbase-utils gi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sans-serif" svg:font-family="sans-serif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yITDocStyle" style:family="paragraph"/>
    <style:style style:name="MainTittle" style:family="paragraph" style:parent-style-name="MyITDocStyle">
      <style:paragraph-properties fo:margin-top="0in" fo:margin-bottom="0.1201in" loext:contextual-spacing="false" fo:text-align="center" style:justify-single-word="false"/>
      <style:text-properties style:font-name="Arial" fo:font-family="Arial" style:font-style-name="Bold" style:font-family-generic="swiss" style:font-pitch="variable" fo:font-size="22pt" fo:font-weight="bold" style:font-size-asian="22pt" style:font-size-complex="22pt"/>
    </style:style>
    <style:style style:name="NumberedTitle-1." style:family="paragraph" style:parent-style-name="MyITDocStyle" style:list-style-name="MyNumbering">
      <style:paragraph-properties fo:margin-top="0.0783in" fo:margin-bottom="0in" loext:contextual-spacing="false" fo:text-align="justify" style:justify-single-word="false">
        <style:tab-stops/>
      </style:paragraph-properties>
      <style:text-properties style:font-name="Arial" fo:font-family="Arial" style:font-style-name="Bold" style:font-family-generic="swiss" style:font-pitch="variable" fo:font-weight="bold" fo:background-color="transparent" style:font-size-asian="10.5pt"/>
    </style:style>
    <style:style style:name="Normal_20_bekezdes" style:display-name="Normal bekezdes" style:family="paragraph" style:parent-style-name="MyITDocStyle">
      <loext:graphic-properties draw:fill="none" draw:fill-color="#99ccff"/>
      <style:paragraph-properties fo:margin-left="0.6402in" fo:margin-right="0in" fo:margin-top="0.0783in" fo:margin-bottom="0in" loext:contextual-spacing="false" fo:text-align="justify" style:justify-single-word="false" fo:text-indent="0.1299in" style:auto-text-indent="false" fo:background-color="transparent">
        <style:tab-stops/>
      </style:paragraph-properties>
      <style:text-properties style:font-name="Arial1" fo:font-family="Arial" style:font-style-name="Regular" style:font-family-generic="swiss" style:font-pitch="variable" fo:font-size="11pt" style:text-underline-style="none" fo:font-weight="normal" officeooo:rsid="00391074" fo:background-color="transparent" style:font-size-asian="11pt" style:font-weight-asian="normal" style:font-size-complex="11pt" style:font-weight-complex="normal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umberedTitle-1.1_2c_" style:display-name="NumberedTitle-1.1," style:family="paragraph" style:parent-style-name="MyITDocStyle" style:default-outline-level="2" style:list-style-name="MyNumbering" style:master-page-name="">
      <style:paragraph-properties fo:margin-top="0.1in" fo:margin-bottom="0in" loext:contextual-spacing="false" fo:text-align="justify" style:justify-single-word="false" style:page-number="auto"/>
      <style:text-properties style:font-name="Arial1" fo:font-family="Arial" style:font-style-name="Regular" style:font-family-generic="swiss" style:font-pitch="variable" fo:font-weight="normal" style:font-size-asian="10.5pt"/>
    </style:style>
    <style:style style:name="Console-Normal" style:family="paragraph" style:parent-style-name="MyITDocStyle">
      <loext:graphic-properties draw:fill="solid" draw:fill-color="#e6e6e6"/>
      <style:paragraph-properties fo:margin-left="0.6866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30cf8d" style:font-size-asian="11pt" style:font-weight-asian="normal" style:font-size-complex="11pt" style:font-weight-complex="normal"/>
    </style:style>
    <style:style style:name="Reszletezes-Fobekezdes" style:family="paragraph" style:parent-style-name="MyITDocStyle">
      <loext:graphic-properties draw:fill="none" draw:fill-color="#99ccff"/>
      <style:paragraph-properties fo:margin-left="1.6598in" fo:margin-right="0in" fo:margin-top="0.0783in" fo:margin-bottom="0in" loext:contextual-spacing="false" fo:text-align="justify" style:justify-single-word="false" fo:text-indent="-1in" style:auto-text-indent="false" fo:background-color="transparent">
        <style:tab-stops/>
      </style:paragraph-properties>
      <style:text-properties style:font-name="Arial1" fo:font-family="Arial" style:font-style-name="Regular" style:font-family-generic="swiss" style:font-pitch="variable" fo:font-size="11pt" style:text-underline-style="none" fo:font-weight="normal" officeooo:rsid="0320f1c4" style:font-size-asian="10pt" style:font-weight-asian="normal" style:font-size-complex="10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MyNumberi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in" fo:margin-left="0.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07-09-17T16:01:11</meta:creation-date>
    <dc:date>2016-12-04T11:01:08.792047792</dc:date>
    <dc:language>hu-HU</dc:language>
    <meta:editing-cycles>219</meta:editing-cycles>
    <meta:editing-duration>P28DT9H34M42S</meta:editing-duration>
    <meta:document-statistic meta:table-count="0" meta:image-count="0" meta:object-count="0" meta:page-count="4" meta:paragraph-count="95" meta:word-count="551" meta:character-count="3981" meta:non-whitespace-character-count="3512"/>
    <meta:user-defined meta:name="Info 1"/>
    <meta:user-defined meta:name="Info 2"/>
    <meta:user-defined meta:name="Info 3"/>
    <meta:user-defined meta:name="Info 4"/>
  </office:meta>
</office:document-meta>
</file>